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1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2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0.745cm" fo:min-width="10.614cm"/>
    </style:style>
    <style:style style:name="gr6" style:family="graphic" style:parent-style-name="standard">
      <style:graphic-properties draw:fill-color="#b3cac7" draw:textarea-horizontal-align="justify" draw:textarea-vertical-align="middle" draw:auto-grow-height="false" fo:min-height="8.132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9cm"/>
    </style:style>
    <style:style style:name="gr9" style:family="graphic" style:parent-style-name="standard">
      <style:graphic-properties draw:fill-color="#dee7e5" draw:textarea-horizontal-align="justify" draw:textarea-vertical-align="middle" draw:auto-grow-height="false" fo:min-height="7.344cm" fo:min-width="10.528cm"/>
    </style:style>
    <style:style style:name="gr10" style:family="graphic" style:parent-style-name="standard">
      <style:graphic-properties draw:fill-color="#dee7e5" draw:textarea-horizontal-align="justify" draw:textarea-vertical-align="middle" draw:auto-grow-height="false" fo:min-height="4.853cm" fo:min-width="4.532cm"/>
    </style:style>
    <style:style style:name="gr11" style:family="graphic" style:parent-style-name="standard">
      <style:graphic-properties draw:fill-color="#dde8cb" draw:textarea-horizontal-align="justify" draw:textarea-vertical-align="middle" draw:auto-grow-height="false" fo:min-height="8.048cm" fo:min-width="4.532cm"/>
    </style:style>
    <style:style style:name="gr12" style:family="graphic" style:parent-style-name="standard">
      <style:graphic-properties draw:fill-color="#dde8cb" draw:textarea-horizontal-align="justify" draw:textarea-vertical-align="middle" draw:auto-grow-height="false" fo:min-height="2.163cm" fo:min-width="2.856cm"/>
    </style:style>
    <style:style style:name="gr13" style:family="graphic" style:parent-style-name="standard">
      <style:graphic-properties draw:textarea-horizontal-align="justify" draw:textarea-vertical-align="middle" draw:auto-grow-height="false" fo:min-height="2.417cm" fo:min-width="3.7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1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4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2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797cm"/>
    </style:style>
    <style:style style:name="gr18" style:family="graphic" style:parent-style-name="standard">
      <style:graphic-properties draw:textarea-horizontal-align="justify" draw:textarea-vertical-align="middle" draw:auto-grow-height="false" fo:min-height="1.495cm" fo:min-width="6.69cm"/>
    </style:style>
    <style:style style:name="gr19" style:family="graphic" style:parent-style-name="standard">
      <style:graphic-properties draw:fill-color="#f6f9d4" draw:textarea-horizontal-align="justify" draw:textarea-vertical-align="middle" draw:auto-grow-height="false" fo:min-height="1.909cm" fo:min-width="7.4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</style:style>
    <style:style style:name="gr21" style:family="graphic" style:parent-style-name="standard">
      <style:graphic-properties draw:fill-color="#dde8cb" draw:textarea-horizontal-align="justify" draw:textarea-vertical-align="middle" draw:auto-grow-height="false" fo:min-height="2.163cm" fo:min-width="3.26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6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995cm"/>
    </style:style>
    <style:style style:name="gr29" style:family="graphic" style:parent-style-name="standard">
      <style:graphic-properties draw:stroke="dash" draw:stroke-dash="Ultrafine_20_Dashed" draw:fill-color="#eeeeee" draw:textarea-horizontal-align="justify" draw:textarea-vertical-align="middle" draw:auto-grow-height="false" fo:min-height="3.56cm" fo:min-width="1.2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18cm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 fo:min-height="1.782cm" fo:min-width="1.1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b3cac7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ee7e5"/>
      <style:paragraph-properties fo:text-align="center"/>
    </style:style>
    <style:style style:name="P8" style:family="paragraph">
      <loext:graphic-properties draw:fill-color="#dde8cb"/>
      <style:paragraph-properties fo:text-align="center"/>
    </style:style>
    <style:style style:name="P9" style:family="paragraph">
      <loext:graphic-properties draw:fill-color="#f6f9d4"/>
      <style:paragraph-properties fo:text-align="center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5pt" style:font-size-asian="24pt" style:font-size-complex="24pt"/>
    </style:style>
    <style:style style:name="P12" style:family="paragraph">
      <loext:graphic-properties draw:fill="none" draw:fill-color="#ffffff"/>
      <style:text-properties fo:color="#bf0041" fo:font-size="12pt" fo:font-style="italic" fo:background-color="#ffdbb6" style:font-size-asian="12pt" style:font-style-asian="italic" style:font-size-complex="12pt" style:font-style-complex="italic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24pt" style:font-size-complex="24pt"/>
    </style:style>
    <style:style style:name="T3" style:family="text">
      <style:text-properties fo:color="#bf0041" fo:font-size="12pt" fo:font-style="italic" fo:background-color="#ffdbb6" style:font-size-asian="12pt" style:font-style-asian="italic" style:font-size-complex="12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7.51cm" svg:y1="4.51cm" svg:x2="18.907cm" svg:y2="4.51cm">
            <text:p/>
          </draw:line>
          <draw:frame draw:style-name="gr2" draw:text-style-name="P2" draw:layer="layout" svg:width="1.658cm" svg:height="1.199cm" svg:x="17.337cm" svg:y="3.675cm">
            <draw:text-box>
              <text:p><text:span text:style-name="T1">20 cm</text:span></text:p>
              <text:p><text:span text:style-name="T1"/></text:p>
            </draw:text-box>
          </draw:frame>
        </draw:g>
        <draw:line draw:style-name="gr1" draw:text-style-name="P1" draw:layer="layout" svg:x1="2.524cm" svg:y1="2.778cm" svg:x2="13.719cm" svg:y2="2.905cm">
          <text:p/>
        </draw:line>
        <draw:frame draw:style-name="gr3" draw:text-style-name="P2" draw:layer="layout" svg:width="3.302cm" svg:height="1.673cm" svg:x="7.177cm" svg:y="1.962cm">
          <draw:text-box>
            <text:p><text:span text:style-name="T1">178 cm</text:span></text:p>
            <text:p><text:span text:style-name="T1"/></text:p>
          </draw:text-box>
        </draw:frame>
        <draw:line draw:style-name="gr1" draw:text-style-name="P1" draw:layer="layout" svg:x1="15.478cm" svg:y1="3.54cm" svg:x2="15.351cm" svg:y2="24.622cm">
          <text:p/>
        </draw:line>
        <draw:frame draw:style-name="gr3" draw:text-style-name="P2" draw:layer="layout" svg:width="3.302cm" svg:height="1.673cm" svg:x="15.605cm" svg:y="14.97cm">
          <draw:text-box>
            <text:p><text:span text:style-name="T1">326 cm</text:span></text:p>
            <text:p><text:span text:style-name="T1"/></text:p>
          </draw:text-box>
        </draw:frame>
        <draw:frame draw:style-name="gr4" draw:text-style-name="P3" draw:layer="layout" svg:width="3.952cm" svg:height="1.673cm" svg:x="14.757cm" svg:y="1.535cm">
          <draw:text-box>
            <text:p>Grundfläche</text:p>
            <text:p/>
          </draw:text-box>
        </draw:frame>
        <draw:g>
          <draw:custom-shape draw:style-name="gr5" draw:text-style-name="P4" draw:layer="layout" svg:width="11.114cm" svg:height="20.995cm" svg:x="2.524cm" svg:y="3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254cm" svg:height="8.382cm" svg:x="2.379cm" svg:y="15.87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2.112cm" svg:y1="9.89cm" svg:x2="2.518cm" svg:y2="9.89cm">
            <text:p/>
          </draw:line>
          <draw:line draw:style-name="gr7" draw:text-style-name="P6" draw:layer="layout" svg:x1="2.099cm" svg:y1="16.19cm" svg:x2="2.505cm" svg:y2="16.19cm">
            <text:p/>
          </draw:line>
          <draw:line draw:style-name="gr7" draw:text-style-name="P6" draw:layer="layout" svg:x1="1.967cm" svg:y1="22.59cm" svg:x2="2.373cm" svg:y2="22.59cm">
            <text:p/>
          </draw:line>
          <draw:line draw:style-name="gr7" draw:text-style-name="P6" draw:layer="layout" svg:x1="13.624cm" svg:y1="9.89cm" svg:x2="14.03cm" svg:y2="9.89cm">
            <text:p/>
          </draw:line>
          <draw:line draw:style-name="gr7" draw:text-style-name="P6" draw:layer="layout" svg:x1="13.413cm" svg:y1="16.19cm" svg:x2="13.819cm" svg:y2="16.19cm">
            <text:p/>
          </draw:line>
          <draw:line draw:style-name="gr7" draw:text-style-name="P6" draw:layer="layout" svg:x1="13.368cm" svg:y1="22.59cm" svg:x2="13.774cm" svg:y2="22.59cm">
            <text:p/>
          </draw:line>
        </draw:g>
      </draw:page>
      <draw:page draw:name="page2" draw:style-name="dp1" draw:master-page-name="Default">
        <draw:g>
          <draw:line draw:style-name="gr1" draw:text-style-name="P1" draw:layer="layout" svg:x1="17.51cm" svg:y1="4.51cm" svg:x2="18.907cm" svg:y2="4.51cm">
            <text:p/>
          </draw:line>
          <draw:frame draw:style-name="gr2" draw:text-style-name="P2" draw:layer="layout" svg:width="1.658cm" svg:height="1.199cm" svg:x="17.337cm" svg:y="3.675cm">
            <draw:text-box>
              <text:p><text:span text:style-name="T1">20 cm</text:span></text:p>
              <text:p><text:span text:style-name="T1"/></text:p>
            </draw:text-box>
          </draw:frame>
        </draw:g>
        <draw:frame draw:style-name="gr3" draw:text-style-name="P2" draw:layer="layout" svg:width="3.302cm" svg:height="1.673cm" svg:x="15.605cm" svg:y="14.97cm">
          <draw:text-box>
            <text:p><text:span text:style-name="T1">326 cm</text:span></text:p>
            <text:p><text:span text:style-name="T1"/></text:p>
          </draw:text-box>
        </draw:frame>
        <draw:g>
          <draw:custom-shape draw:style-name="gr5" draw:text-style-name="P4" draw:layer="layout" svg:width="11.114cm" svg:height="20.995cm" svg:x="2.573cm" svg:y="3.5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254cm" svg:height="8.382cm" svg:x="2.428cm" svg:y="15.91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2.161cm" svg:y1="9.93cm" svg:x2="2.567cm" svg:y2="9.93cm">
            <text:p/>
          </draw:line>
          <draw:line draw:style-name="gr7" draw:text-style-name="P6" draw:layer="layout" svg:x1="2.148cm" svg:y1="16.23cm" svg:x2="2.554cm" svg:y2="16.23cm">
            <text:p/>
          </draw:line>
          <draw:line draw:style-name="gr7" draw:text-style-name="P6" draw:layer="layout" svg:x1="2.016cm" svg:y1="22.63cm" svg:x2="2.422cm" svg:y2="22.63cm">
            <text:p/>
          </draw:line>
          <draw:line draw:style-name="gr7" draw:text-style-name="P6" draw:layer="layout" svg:x1="13.673cm" svg:y1="9.93cm" svg:x2="14.079cm" svg:y2="9.93cm">
            <text:p/>
          </draw:line>
          <draw:line draw:style-name="gr7" draw:text-style-name="P6" draw:layer="layout" svg:x1="13.462cm" svg:y1="16.23cm" svg:x2="13.868cm" svg:y2="16.23cm">
            <text:p/>
          </draw:line>
          <draw:line draw:style-name="gr7" draw:text-style-name="P6" draw:layer="layout" svg:x1="13.417cm" svg:y1="22.63cm" svg:x2="13.823cm" svg:y2="22.63cm">
            <text:p/>
          </draw:line>
        </draw:g>
        <draw:line draw:style-name="gr1" draw:text-style-name="P1" draw:layer="layout" svg:x1="2.778cm" svg:y1="2.778cm" svg:x2="13.783cm" svg:y2="2.905cm">
          <text:p/>
        </draw:line>
        <draw:frame draw:style-name="gr3" draw:text-style-name="P2" draw:layer="layout" svg:width="3.302cm" svg:height="1.673cm" svg:x="7.096cm" svg:y="1.889cm">
          <draw:text-box>
            <text:p><text:span text:style-name="T1">178 cm</text:span></text:p>
            <text:p><text:span text:style-name="T1"/></text:p>
          </draw:text-box>
        </draw:frame>
        <draw:line draw:style-name="gr1" draw:text-style-name="P1" draw:layer="layout" svg:x1="15.351cm" svg:y1="3.54cm" svg:x2="15.224cm" svg:y2="24.368cm">
          <text:p/>
        </draw:line>
        <draw:frame draw:style-name="gr8" draw:text-style-name="P3" draw:layer="layout" svg:width="3.249cm" svg:height="1.673cm" svg:x="14.757cm" svg:y="1.535cm">
          <draw:text-box>
            <text:p>Grundriss</text:p>
            <text:p/>
          </draw:text-box>
        </draw:frame>
        <draw:custom-shape draw:style-name="gr9" draw:text-style-name="P7" draw:layer="layout" svg:width="11.028cm" svg:height="7.594cm" svg:x="2.651cm" svg:y="3.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32cm" svg:height="5.103cm" svg:x="8.624cm" svg:y="11.1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032cm" svg:height="8.298cm" svg:x="8.625cm" svg:y="16.2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356cm" svg:height="2.413cm" svg:x="5.271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91cm" svg:height="2.667cm" svg:x="2.551cm" svg:y="12.45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632cm" svg:height="2.384cm" svg:x="7.588cm" svg:y="8.034cm">
          <draw:text-box>
            <text:p>Bett</text:p>
            <text:p/>
            <text:p/>
          </draw:text-box>
        </draw:frame>
        <draw:frame draw:style-name="gr15" draw:text-style-name="P3" draw:layer="layout" svg:width="1.992cm" svg:height="2.384cm" svg:x="3.102cm" svg:y="13.192cm">
          <draw:text-box>
            <text:p>Tisch</text:p>
            <text:p/>
            <text:p/>
          </draw:text-box>
        </draw:frame>
        <draw:frame draw:style-name="gr16" draw:text-style-name="P3" draw:layer="layout" svg:width="2.788cm" svg:height="2.384cm" svg:x="5.426cm" svg:y="22.563cm">
          <draw:text-box>
            <text:p>Kühlbox</text:p>
            <text:p/>
            <text:p/>
          </draw:text-box>
        </draw:frame>
        <draw:frame draw:style-name="gr17" draw:text-style-name="P3" draw:layer="layout" svg:width="2.297cm" svg:height="2.384cm" svg:x="10.209cm" svg:y="18.547cm">
          <draw:text-box>
            <text:p>Küche</text:p>
            <text:p/>
            <text:p/>
          </draw:text-box>
        </draw:frame>
        <draw:custom-shape draw:style-name="gr18" draw:text-style-name="P1" draw:layer="layout" svg:width="10.166cm" svg:height="2.467cm" draw:transform="skewX (0.0076794487087751) rotate (0.66479591208464) translate (2.101cm 9.2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11.311cm" svg:height="3.051cm" draw:transform="skewX (0.00785398163397449) rotate (1.5692255304681) translate (10.253cm 15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>
          <draw:line draw:style-name="gr1" draw:text-style-name="P1" draw:layer="layout" svg:x1="17.51cm" svg:y1="4.51cm" svg:x2="18.907cm" svg:y2="4.51cm">
            <text:p/>
          </draw:line>
          <draw:frame draw:style-name="gr2" draw:text-style-name="P2" draw:layer="layout" svg:width="1.658cm" svg:height="1.199cm" svg:x="17.337cm" svg:y="3.675cm">
            <draw:text-box>
              <text:p><text:span text:style-name="T1">20 cm</text:span></text:p>
              <text:p><text:span text:style-name="T1"/></text:p>
            </draw:text-box>
          </draw:frame>
        </draw:g>
        <draw:frame draw:style-name="gr3" draw:text-style-name="P2" draw:layer="layout" svg:width="3.302cm" svg:height="1.673cm" svg:x="15.605cm" svg:y="14.97cm">
          <draw:text-box>
            <text:p><text:span text:style-name="T1">326 cm</text:span></text:p>
            <text:p><text:span text:style-name="T1"/></text:p>
          </draw:text-box>
        </draw:frame>
        <draw:g>
          <draw:custom-shape draw:style-name="gr5" draw:text-style-name="P4" draw:layer="layout" svg:width="11.114cm" svg:height="20.995cm" svg:x="2.573cm" svg:y="3.5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254cm" svg:height="8.382cm" svg:x="2.428cm" svg:y="15.91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2.161cm" svg:y1="9.93cm" svg:x2="2.567cm" svg:y2="9.93cm">
            <text:p/>
          </draw:line>
          <draw:line draw:style-name="gr7" draw:text-style-name="P6" draw:layer="layout" svg:x1="2.148cm" svg:y1="16.23cm" svg:x2="2.554cm" svg:y2="16.23cm">
            <text:p/>
          </draw:line>
          <draw:line draw:style-name="gr7" draw:text-style-name="P6" draw:layer="layout" svg:x1="2.016cm" svg:y1="22.63cm" svg:x2="2.422cm" svg:y2="22.63cm">
            <text:p/>
          </draw:line>
          <draw:line draw:style-name="gr7" draw:text-style-name="P6" draw:layer="layout" svg:x1="13.673cm" svg:y1="9.93cm" svg:x2="14.079cm" svg:y2="9.93cm">
            <text:p/>
          </draw:line>
          <draw:line draw:style-name="gr7" draw:text-style-name="P6" draw:layer="layout" svg:x1="13.462cm" svg:y1="16.23cm" svg:x2="13.868cm" svg:y2="16.23cm">
            <text:p/>
          </draw:line>
          <draw:line draw:style-name="gr7" draw:text-style-name="P6" draw:layer="layout" svg:x1="13.417cm" svg:y1="22.63cm" svg:x2="13.823cm" svg:y2="22.63cm">
            <text:p/>
          </draw:line>
        </draw:g>
        <draw:line draw:style-name="gr1" draw:text-style-name="P1" draw:layer="layout" svg:x1="2.778cm" svg:y1="2.778cm" svg:x2="13.783cm" svg:y2="2.905cm">
          <text:p/>
        </draw:line>
        <draw:frame draw:style-name="gr3" draw:text-style-name="P2" draw:layer="layout" svg:width="3.302cm" svg:height="1.673cm" svg:x="7.096cm" svg:y="1.889cm">
          <draw:text-box>
            <text:p><text:span text:style-name="T1">178 cm</text:span></text:p>
            <text:p><text:span text:style-name="T1"/></text:p>
          </draw:text-box>
        </draw:frame>
        <draw:line draw:style-name="gr1" draw:text-style-name="P1" draw:layer="layout" svg:x1="15.351cm" svg:y1="3.54cm" svg:x2="15.224cm" svg:y2="24.368cm">
          <text:p/>
        </draw:line>
        <draw:frame draw:style-name="gr20" draw:text-style-name="P3" draw:layer="layout" svg:width="3.389cm" svg:height="1.673cm" svg:x="14.757cm" svg:y="1.535cm">
          <draw:text-box>
            <text:p>Kühlbox &amp;<text:line-break/>Toilette</text:p>
          </draw:text-box>
        </draw:frame>
        <draw:custom-shape draw:style-name="gr9" draw:text-style-name="P7" draw:layer="layout" svg:width="11.028cm" svg:height="7.594cm" svg:x="2.651cm" svg:y="3.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32cm" svg:height="5.103cm" svg:x="8.624cm" svg:y="11.1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032cm" svg:height="8.298cm" svg:x="8.625cm" svg:y="16.2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91cm" svg:height="2.667cm" svg:x="2.551cm" svg:y="12.4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76cm" svg:height="2.413cm" svg:x="4.84cm" svg:y="22.102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2.788cm" svg:height="2.384cm" svg:x="5.426cm" svg:y="22.563cm">
          <draw:text-box>
            <text:p>Kühlbox</text:p>
            <text:p/>
            <text:p/>
          </draw:text-box>
        </draw:frame>
        <draw:frame draw:style-name="gr17" draw:text-style-name="P3" draw:layer="layout" svg:width="2.297cm" svg:height="2.384cm" svg:x="10.209cm" svg:y="18.547cm">
          <draw:text-box>
            <text:p>Küche</text:p>
            <text:p/>
            <text:p/>
          </draw:text-box>
        </draw:frame>
        <draw:line draw:style-name="gr22" draw:text-style-name="P6" draw:layer="layout" svg:x1="8.62cm" svg:y1="22.082cm" svg:x2="13.7cm" svg:y2="22.082cm">
          <text:p/>
        </draw:line>
        <draw:line draw:style-name="gr23" draw:text-style-name="P6" draw:layer="layout" svg:x1="4.836cm" svg:y1="22.082cm" svg:x2="4.836cm" svg:y2="19.669cm">
          <text:p/>
        </draw:line>
        <draw:frame draw:style-name="gr24" draw:text-style-name="P3" draw:layer="layout" svg:width="0.853cm" svg:height="0.962cm" svg:x="9.436cm" svg:y="22.798cm">
          <draw:text-box>
            <text:p>1</text:p>
          </draw:text-box>
        </draw:frame>
        <draw:frame draw:style-name="gr24" draw:text-style-name="P3" draw:layer="layout" svg:width="0.853cm" svg:height="0.962cm" svg:x="11.749cm" svg:y="22.852cm">
          <draw:text-box>
            <text:p>2</text:p>
          </draw:text-box>
        </draw:frame>
        <draw:frame draw:style-name="gr24" draw:text-style-name="P3" draw:layer="layout" svg:width="0.853cm" svg:height="0.962cm" svg:x="5.091cm" svg:y="19.523cm">
          <draw:text-box>
            <text:p>3</text:p>
          </draw:text-box>
        </draw:frame>
        <draw:frame draw:style-name="gr25" draw:text-style-name="P11" draw:layer="layout" svg:width="3.106cm" svg:height="2.384cm" svg:x="16.794cm" svg:y="21.793cm">
          <draw:text-box>
            <text:p text:style-name="P10"><text:span text:style-name="T2">1 Elektro</text:span></text:p>
            <text:p text:style-name="P10"><text:span text:style-name="T2">2 Gas</text:span></text:p>
            <text:p text:style-name="P10"><text:span text:style-name="T2">3 Auszug</text:span></text:p>
          </draw:text-box>
        </draw:frame>
        <draw:frame draw:style-name="gr26" draw:text-style-name="P12" draw:layer="layout" svg:width="1.601cm" svg:height="1.199cm" svg:x="9.301cm" svg:y="22.153cm">
          <draw:text-box>
            <text:p><text:span text:style-name="T3">30</text:span></text:p>
          </draw:text-box>
        </draw:frame>
        <draw:frame draw:style-name="gr26" draw:text-style-name="P12" draw:layer="layout" svg:width="1.601cm" svg:height="1.199cm" svg:x="4.633cm" svg:y="23.051cm">
          <draw:text-box>
            <text:p><text:span text:style-name="T3">40</text:span></text:p>
          </draw:text-box>
        </draw:frame>
        <draw:frame draw:style-name="gr26" draw:text-style-name="P12" draw:layer="layout" svg:width="1.601cm" svg:height="1.199cm" svg:x="10.525cm" svg:y="16.367cm">
          <draw:text-box>
            <text:p><text:span text:style-name="T3">80</text:span></text:p>
          </draw:text-box>
        </draw:frame>
        <draw:frame draw:style-name="gr26" draw:text-style-name="P12" draw:layer="layout" svg:width="1.601cm" svg:height="1.199cm" svg:x="12.684cm" svg:y="18.597cm">
          <draw:text-box>
            <text:p><text:span text:style-name="T3">80</text:span></text:p>
          </draw:text-box>
        </draw:frame>
        <draw:frame draw:style-name="gr27" draw:text-style-name="P12" draw:layer="layout" svg:width="1.601cm" svg:height="0.846cm" svg:x="6.43cm" svg:y="23.86cm">
          <draw:text-box>
            <text:p><text:span text:style-name="T3">60</text:span></text:p>
          </draw:text-box>
        </draw:frame>
        <draw:frame draw:style-name="gr26" draw:text-style-name="P12" draw:layer="layout" svg:width="1.601cm" svg:height="1.199cm" svg:x="11.591cm" svg:y="22.153cm">
          <draw:text-box>
            <text:p><text:span text:style-name="T3">50</text:span></text:p>
          </draw:text-box>
        </draw:frame>
        <draw:frame draw:style-name="gr26" draw:text-style-name="P12" draw:layer="layout" svg:width="1.601cm" svg:height="1.199cm" svg:x="7.817cm" svg:y="13.385cm">
          <draw:text-box>
            <text:p><text:span text:style-name="T3">80</text:span></text:p>
          </draw:text-box>
        </draw:frame>
        <draw:frame draw:style-name="gr26" draw:text-style-name="P12" draw:layer="layout" svg:width="1.601cm" svg:height="1.199cm" svg:x="12.484cm" svg:y="6.977cm">
          <draw:text-box>
            <text:p><text:span text:style-name="T3">120</text:span></text:p>
          </draw:text-box>
        </draw:frame>
        <draw:frame draw:style-name="gr26" draw:text-style-name="P12" draw:layer="layout" svg:width="1.601cm" svg:height="1.199cm" svg:x="3.726cm" svg:y="12.568cm">
          <draw:text-box>
            <text:p><text:span text:style-name="T3">50</text:span></text:p>
          </draw:text-box>
        </draw:frame>
        <draw:frame draw:style-name="gr26" draw:text-style-name="P12" draw:layer="layout" svg:width="1.601cm" svg:height="1.199cm" svg:x="5.926cm" svg:y="13.568cm">
          <draw:text-box>
            <text:p><text:span text:style-name="T3">40</text:span></text:p>
          </draw:text-box>
        </draw:frame>
        <draw:line draw:style-name="gr22" draw:text-style-name="P6" draw:layer="layout" svg:x1="13.7cm" svg:y1="13.7cm" svg:x2="8.62cm" svg:y2="13.7cm">
          <text:p/>
        </draw:line>
        <draw:frame draw:style-name="gr26" draw:text-style-name="P12" draw:layer="layout" svg:width="1.601cm" svg:height="1.199cm" svg:x="10.526cm" svg:y="16.368cm">
          <draw:text-box>
            <text:p><text:span text:style-name="T3">80</text:span></text:p>
          </draw:text-box>
        </draw:frame>
        <draw:frame draw:style-name="gr26" draw:text-style-name="P12" draw:layer="layout" svg:width="1.601cm" svg:height="1.199cm" svg:x="12.607cm" svg:y="11.739cm">
          <draw:text-box>
            <text:p><text:span text:style-name="T3">40</text:span></text:p>
          </draw:text-box>
        </draw:frame>
        <draw:frame draw:style-name="gr26" draw:text-style-name="P12" draw:layer="layout" svg:width="1.601cm" svg:height="1.199cm" svg:x="10.526cm" svg:y="16.368cm">
          <draw:text-box>
            <text:p><text:span text:style-name="T3">80</text:span></text:p>
          </draw:text-box>
        </draw:frame>
        <draw:frame draw:style-name="gr26" draw:text-style-name="P12" draw:layer="layout" svg:width="1.601cm" svg:height="1.199cm" svg:x="12.63cm" svg:y="14.589cm">
          <draw:text-box>
            <text:p><text:span text:style-name="T3">40</text:span></text:p>
          </draw:text-box>
        </draw:frame>
        <draw:frame draw:style-name="gr28" draw:text-style-name="P3" draw:layer="layout" svg:width="3.495cm" svg:height="2.384cm" svg:x="9.51cm" svg:y="12.047cm">
          <draw:text-box>
            <text:p>Schrank_x</text:p>
            <text:p/>
            <text:p/>
          </draw:text-box>
        </draw:frame>
        <draw:line draw:style-name="gr22" draw:text-style-name="P6" draw:layer="layout" svg:x1="10.652cm" svg:y1="22.082cm" svg:x2="10.652cm" svg:y2="24.495cm">
          <text:p/>
        </draw:line>
        <draw:line draw:style-name="gr22" draw:text-style-name="P6" draw:layer="layout" svg:x1="4.414cm" svg:y1="3.54cm" svg:x2="4.456cm" svg:y2="11.096cm">
          <text:p/>
        </draw:line>
        <draw:custom-shape draw:style-name="gr29" draw:text-style-name="P13" draw:layer="layout" svg:width="1.778cm" svg:height="3.81cm" svg:x="2.628cm" svg:y="5.19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.778cm" svg:height="3.81cm" svg:x="11.874cm" svg:y="5.191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11.87cm" svg:y1="3.54cm" svg:x2="11.912cm" svg:y2="11.096cm">
          <text:p/>
        </draw:line>
        <draw:frame draw:style-name="gr30" draw:text-style-name="P14" draw:layer="layout" svg:width="1.594cm" svg:height="1.039cm" svg:x="11.983cm" svg:y="6.588cm">
          <draw:text-box>
            <text:p><text:span text:style-name="T4">Rad-</text:span></text:p>
            <text:p><text:span text:style-name="T4">Kasten</text:span></text:p>
          </draw:text-box>
        </draw:frame>
        <draw:frame draw:style-name="gr30" draw:text-style-name="P14" draw:layer="layout" svg:width="1.594cm" svg:height="1.039cm" svg:x="2.708cm" svg:y="6.588cm">
          <draw:text-box>
            <text:p><text:span text:style-name="T4">Rad-</text:span></text:p>
            <text:p><text:span text:style-name="T4">Kasten</text:span></text:p>
          </draw:text-box>
        </draw:frame>
        <draw:frame draw:style-name="gr31" draw:text-style-name="P12" draw:layer="layout" svg:width="1.601cm" svg:height="1.143cm" svg:x="12.226cm" svg:y="4.128cm">
          <draw:text-box>
            <text:p><text:span text:style-name="T3">35</text:span></text:p>
          </draw:text-box>
        </draw:frame>
        <draw:frame draw:style-name="gr26" draw:text-style-name="P12" draw:layer="layout" svg:width="1.601cm" svg:height="1.199cm" svg:x="2.905cm" svg:y="9.072cm">
          <draw:text-box>
            <text:p><text:span text:style-name="T3">35</text:span></text:p>
          </draw:text-box>
        </draw:frame>
        <draw:frame draw:style-name="gr26" draw:text-style-name="P12" draw:layer="layout" svg:width="1.601cm" svg:height="1.199cm" svg:x="8.112cm" svg:y="9.961cm">
          <draw:text-box>
            <text:p><text:span text:style-name="T3">100</text:span></text:p>
          </draw:text-box>
        </draw:frame>
        <draw:frame draw:style-name="gr26" draw:text-style-name="P12" draw:layer="layout" svg:width="1.601cm" svg:height="1.199cm" svg:x="4.813cm" svg:y="7.662cm">
          <draw:text-box>
            <text:p><text:span text:style-name="T3">120</text:span></text:p>
          </draw:text-box>
        </draw:frame>
        <draw:frame draw:style-name="gr32" draw:text-style-name="P3" draw:layer="layout" svg:width="3.918cm" svg:height="2.384cm" svg:x="6.603cm" svg:y="6.08cm">
          <draw:text-box>
            <text:p>Stauraum_x</text:p>
            <text:p/>
            <text:p/>
          </draw:text-box>
        </draw:frame>
        <draw:frame draw:style-name="gr28" draw:text-style-name="P3" draw:layer="layout" svg:width="3.495cm" svg:height="2.384cm" svg:x="9.511cm" svg:y="14.347cm">
          <draw:text-box>
            <text:p>Schrank_y</text:p>
            <text:p/>
            <text:p/>
          </draw:text-box>
        </draw:frame>
        <draw:custom-shape draw:style-name="gr33" draw:text-style-name="P15" draw:layer="layout" svg:width="1.651cm" svg:height="2.032cm" svg:x="11.951cm" svg:y="9.03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0.853cm" svg:height="0.962cm" svg:x="12.25cm" svg:y="9.652cm">
          <draw:text-box>
            <text:p>5</text:p>
          </draw:text-box>
        </draw:frame>
        <draw:frame draw:style-name="gr34" draw:text-style-name="P16" draw:layer="layout" svg:width="2.632cm" svg:height="2.015cm" svg:x="16.802cm" svg:y="9.636cm">
          <draw:text-box>
            <text:p><text:span text:style-name="T5">5 Frisch-</text:span></text:p>
            <text:p><text:span text:style-name="T5"><text:s text:c="3"/></text:span><text:span text:style-name="T5">was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55:30.604699040</meta:creation-date>
    <dc:date>2020-06-10T08:43:40.439198153</dc:date>
    <meta:editing-duration>PT1H34M22S</meta:editing-duration>
    <meta:editing-cycles>14</meta:editing-cycles>
    <meta:generator>LibreOffice/6.1.5.2$Linux_ARM_EABI LibreOffice_project/10$Build-2</meta:generator>
    <meta:document-statistic meta:object-count="107"/>
  </office:meta>
</office:document-meta>
</file>